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note">
      <style:paragraph-properties fo:text-align="justify" style:justify-single-word="false"/>
      <style:text-properties officeooo:rsid="00095feb" officeooo:paragraph-rsid="00095feb"/>
    </style:style>
    <style:style style:name="P2" style:family="paragraph" style:parent-style-name="Heading_20_1">
      <style:paragraph-properties fo:line-height="100%" fo:text-align="justify" style:justify-single-word="false"/>
      <style:text-properties officeooo:rsid="000969e3" officeooo:paragraph-rsid="000969e3"/>
    </style:style>
    <style:style style:name="P3" style:family="paragraph" style:parent-style-name="Heading_20_1">
      <style:paragraph-properties fo:line-height="100%"/>
      <style:text-properties style:font-name="Liberation Sans" fo:font-size="18.2000007629395pt" fo:font-weight="bold" officeooo:rsid="000969e3" officeooo:paragraph-rsid="000969e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" style:family="paragraph" style:parent-style-name="Heading_20_1">
      <style:paragraph-properties fo:line-height="100%" fo:text-align="justify" style:justify-single-word="false"/>
    </style:style>
    <style:style style:name="P5" style:family="paragraph" style:parent-style-name="Standard" style:list-style-name="List_20_1">
      <style:paragraph-properties fo:line-height="100%" fo:text-align="justify" style:justify-single-word="false"/>
      <style:text-properties officeooo:paragraph-rsid="000969e3"/>
    </style:style>
    <style:style style:name="P6" style:family="paragraph" style:parent-style-name="Standard" style:list-style-name="List_20_1">
      <style:paragraph-properties fo:line-height="100%" fo:text-align="justify" style:justify-single-word="false"/>
      <style:text-properties style:font-name="Liberation Mono" fo:font-size="10pt" fo:font-weight="bold" style:font-weight-asian="bold" style:font-weight-complex="bold"/>
    </style:style>
    <style:style style:name="P7" style:family="paragraph" style:parent-style-name="Subtitle">
      <style:paragraph-properties fo:line-height="100%"/>
    </style:style>
    <style:style style:name="P8" style:family="paragraph" style:parent-style-name="Text_20_body">
      <style:paragraph-properties fo:line-height="100%" fo:text-align="justify" style:justify-single-word="false"/>
      <style:text-properties officeooo:rsid="000778b4" officeooo:paragraph-rsid="000778b4"/>
    </style:style>
    <style:style style:name="P9" style:family="paragraph" style:parent-style-name="Text_20_body" style:list-style-name="L1">
      <style:paragraph-properties fo:line-height="100%" fo:text-align="justify" style:justify-single-word="false"/>
      <style:text-properties officeooo:rsid="00095feb" officeooo:paragraph-rsid="00095feb"/>
    </style:style>
    <style:style style:name="P10" style:family="paragraph" style:parent-style-name="Text_20_body">
      <style:paragraph-properties fo:line-height="100%" fo:text-align="justify" style:justify-single-word="false"/>
      <style:text-properties officeooo:rsid="00095feb" officeooo:paragraph-rsid="00095feb"/>
    </style:style>
    <style:style style:name="P11" style:family="paragraph" style:parent-style-name="Text_20_body" style:list-style-name="List_20_2">
      <style:paragraph-properties fo:line-height="100%" fo:text-align="justify" style:justify-single-word="false"/>
      <style:text-properties officeooo:rsid="00095feb" officeooo:paragraph-rsid="00095feb"/>
    </style:style>
    <style:style style:name="P12" style:family="paragraph" style:parent-style-name="Text_20_body">
      <style:paragraph-properties fo:line-height="100%" fo:text-align="justify" style:justify-single-word="false"/>
      <style:text-properties officeooo:rsid="000969e3" officeooo:paragraph-rsid="000969e3"/>
    </style:style>
    <style:style style:name="P13" style:family="paragraph" style:parent-style-name="Text_20_body" style:list-style-name="List_20_2">
      <style:paragraph-properties fo:line-height="100%" fo:text-align="justify" style:justify-single-word="false"/>
      <style:text-properties officeooo:paragraph-rsid="00095feb"/>
    </style:style>
    <style:style style:name="P14" style:family="paragraph" style:parent-style-name="Text_20_body">
      <style:paragraph-properties fo:line-height="100%" fo:text-align="justify" style:justify-single-word="false"/>
      <style:text-properties officeooo:paragraph-rsid="000969e3"/>
    </style:style>
    <style:style style:name="P15" style:family="paragraph" style:parent-style-name="Text_20_body">
      <style:paragraph-properties fo:line-height="100%" fo:text-align="justify" style:justify-single-word="false"/>
      <style:text-properties officeooo:rsid="000c1ee8" officeooo:paragraph-rsid="000c1ee8"/>
    </style:style>
    <style:style style:name="P16" style:family="paragraph" style:parent-style-name="Title">
      <style:paragraph-properties fo:line-height="100%"/>
      <style:text-properties officeooo:rsid="00062b0e" officeooo:paragraph-rsid="00062b0e"/>
    </style:style>
    <style:style style:name="T1" style:family="text">
      <style:text-properties officeooo:rsid="00095feb"/>
    </style:style>
    <style:style style:name="T2" style:family="text">
      <style:text-properties officeooo:rsid="000969e3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weight="bold" style:font-weight-asian="bold" style:font-weight-complex="bold"/>
    </style:style>
    <style:style style:name="T5" style:family="text">
      <style:text-properties style:font-name="Liberation Mono" fo:font-size="10pt"/>
    </style:style>
    <style:style style:name="T6" style:family="text">
      <style:text-properties style:font-name="Liberation Mono" fo:font-size="10pt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IG. Ejercicio 3</text:p>
      <text:p text:style-name="P7">Alonso Bueno Herrero – Curso 2020/21</text:p>
      <text:h text:style-name="P3" text:outline-level="1">Conceptos básicos sobre RethinkDB </text:h>
      <text:p text:style-name="P8">Una de las bases de datos con soporte para información geográfica más interesantes de la actualidad es RethinkDB. Esta es una base de datos <text:span text:style-name="T1">NoSQL (es decir, una Base de Datos no relacional) orientada a documentos y distribuida. Es de licencia libre (Apache License 2.0) y de código abierto (</text:span><text:a xlink:type="simple" xlink:href="https://github.com/rethinkdb/rethinkdb" text:style-name="Internet_20_link" text:visited-style-name="Visited_20_Internet_20_Link"><text:span text:style-name="T1">https://github.com/rethinkdb/rethinkdb</text:span></text:a><text:span text:style-name="T1">). Utiliza como lenguaje de consulta ReQL, un lenguaje derivado de SQL pero de forma mucho más intuitiva, adaptada al paradigma para el que fue diseñado: la web.</text:span></text:p>
      <text:p text:style-name="P10">Algunas características relevantes:</text:p>
      <text:list xml:id="list2094739971" text:style-name="List_20_2">
        <text:list-item>
          <text:p text:style-name="P11">Soporte a operaciones de Reunión Natural (Join) entre tablas. </text:p>
        </text:list-item>
        <text:list-item>
          <text:p text:style-name="P13"><text:span text:style-name="T1">Tiene un Dashboard web integrado para la gestión integral de la Base de Datos, similar a la presentada por CouchDB.</text:span></text:p>
        </text:list-item>
        <text:list-item>
          <text:p text:style-name="P11">Escala bien horizontalmente. </text:p>
        </text:list-item>
        <text:list-item>
          <text:p text:style-name="P11">Soporte para ser instalado a través de Docker<text:note text:id="ftn0" text:note-class="footnote"><text:note-citation>1</text:note-citation><text:note-body><text:p text:style-name="P1">En la referencia <text:s/>hay un tutorial muy interesante para la instalación de la base de datos a partir de la tecnología Docker. </text:p></text:note-body></text:note>.</text:p>
        </text:list-item>
      </text:list>
      <text:h text:style-name="P2" text:outline-level="1">Soporte para datos espaciales </text:h>
      <text:p text:style-name="P12">Como es evidente, hemos seleccionado esta base de datos porque ofrece soporte para datos espaciales. En concreto, permite la gestión de: objetos espaciales y funciones de consulta espaciales.</text:p>
      <text:p text:style-name="P14"><text:span text:style-name="T2">El conjunto completo de funciones de consulta sobre datos espaciales es: </text:span></text:p>
      <text:section text:style-name="Sect1" text:name="Sección1">
        <text:list xml:id="list3334395264" text:style-name="List_20_1">
          <text:list-item>
            <text:p text:style-name="P5"><text:span text:style-name="T6">circle</text:span></text:p>
          </text:list-item>
          <text:list-item>
            <text:p text:style-name="P6">distance</text:p>
          </text:list-item>
          <text:list-item>
            <text:p text:style-name="P6">fill</text:p>
          </text:list-item>
          <text:list-item>
            <text:p text:style-name="P6">geojson</text:p>
          </text:list-item>
          <text:list-item>
            <text:p text:style-name="P6">toGeojson</text:p>
          </text:list-item>
          <text:list-item>
            <text:p text:style-name="P6">getIntersecting</text:p>
          </text:list-item>
          <text:list-item>
            <text:p text:style-name="P6">getNearest</text:p>
          </text:list-item>
          <text:list-item>
            <text:p text:style-name="P6">includes</text:p>
          </text:list-item>
          <text:list-item>
            <text:p text:style-name="P6">intersects</text:p>
          </text:list-item>
          <text:list-item>
            <text:p text:style-name="P6">line</text:p>
          </text:list-item>
          <text:list-item>
            <text:p text:style-name="P6">point</text:p>
          </text:list-item>
          <text:list-item>
            <text:p text:style-name="P6">polygon</text:p>
          </text:list-item>
          <text:list-item>
            <text:p text:style-name="P6">polygonSub</text:p>
          </text:list-item>
        </text:list>
      </text:section>
      <text:p text:style-name="P12"/>
      <text:p text:style-name="P15">De las anteriores operaciones destaco, a modo de ejemplo, la función <text:span text:style-name="T6">point</text:span>, que permite construir un objeto vectorial de tipo Point (punto) a partir de dos coordenadas: la latitud y la longitud. <text:s/></text:p>
      <text:h text:style-name="P4" text:outline-level="1">Referencias</text:h>
      <text:list xml:id="list2600920810" text:style-name="L1">
        <text:list-item>
          <text:p text:style-name="P9"><text:a xlink:type="simple" xlink:href="https://rethinkdb.com/api/javascript/circle/" text:style-name="Internet_20_link" text:visited-style-name="Visited_20_Internet_20_Link">https://rethinkdb.com/api/javascript/circle/</text:a></text:p>
        </text:list-item>
        <text:list-item>
          <text:p text:style-name="P9"><text:a xlink:type="simple" xlink:href="https://platzi.com/blog/como-instalar-rethinkdb-docker/" text:style-name="Internet_20_link" text:visited-style-name="Visited_20_Internet_20_Link">https://platzi.com/blog/como-instalar-rethinkdb-docker/</text:a></text:p>
        </text:list-item>
        <text:list-item>
          <text:p text:style-name="P9"><text:a xlink:type="simple" xlink:href="https://github.com/rethinkdb/rethinkdb" text:style-name="Internet_20_link" text:visited-style-name="Visited_20_Internet_20_Link">https://github.com/rethinkdb/rethinkdb</text:a></text:p>
        </text:list-item>
        <text:list-item>
          <text:p text:style-name="P9"><text:a xlink:type="simple" xlink:href="https://en.wikipedia.org/wiki/Spatial_database" text:style-name="Internet_20_link" text:visited-style-name="Visited_20_Internet_20_Link">https://en.wikipedia.org/wiki/Spatial_database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7T20:30:14.346000000</meta:creation-date>
    <dc:date>2020-11-17T22:36:08.993000000</dc:date>
    <meta:editing-duration>PT12M48S</meta:editing-duration>
    <meta:editing-cycles>2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32" meta:word-count="268" meta:character-count="1804" meta:non-whitespace-character-count="1579"/>
  </office:meta>
</office:document-meta>
</file>